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>
  <office:body>
    <office:presentation>
      <draw:page draw:name="Slide 1">
        <draw:frame>
          <draw:text-box>
            <text:p>Our Product: Revolutionary Document Processing</text:p>
          </draw:text-box>
        </draw:frame>
      </draw:page>
      <draw:page draw:name="Slide 2">
        <draw:frame>
          <draw:text-box>
            <text:p>Problem: Complex document formats</text:p>
          </draw:text-box>
        </draw:frame>
      </draw:page>
      <draw:page draw:name="Slide 3">
        <draw:frame>
          <draw:text-box>
            <text:p>Solution: Unified parsing library</text:p>
          </draw:text-box>
        </draw:frame>
      </draw:page>
      <draw:page draw:name="Slide 4">
        <draw:frame>
          <draw:text-box>
            <text:p>Benefits: Speed, accuracy, flexibility</text:p>
          </draw:text-box>
        </draw:frame>
      </draw:page>
      <draw:page draw:name="Slide 5">
        <draw:frame>
          <draw:text-box>
            <text:p>Pricing: Competitive and transparent</text:p>
          </draw:text-box>
        </draw:frame>
      </draw:page>
      <draw:page draw:name="Slide 6">
        <draw:frame>
          <draw:text-box>
            <text:p>Contact Us: sales@example.com</text:p>
          </draw:text-box>
        </draw:frame>
      </draw:page>
    </office:presentation>
  </office:body>
</office:document-content>
</file>

<file path=meta.xml><?xml version="1.0" encoding="utf-8"?>
<office:document-meta xmlns:office="urn:oasis:names:tc:opendocument:xmlns:office:1.0" xmlns:dc="http://purl.org/dc/elements/1.1/">
  <office:meta>
    <dc:title>Product Demo 2024</dc:title>
    <dc:creator>Sales Team</dc:creator>
  </office:meta>
</office:document-meta>
</file>